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3EF43301387E90297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5.122cm" draw:z-index="0"><draw:image xlink:href="Pictures/100000010000046C000003EF43301387E90297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1:12.830926070</meta:creation-date>
    <dc:date>2023-10-23T21:42:03.362453457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